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line-height="200%"/>
    </style:style>
    <style:style style:name="P2" style:family="paragraph" style:parent-style-name="Standard" style:master-page-name="Standard">
      <style:paragraph-properties fo:margin-left="0cm" fo:margin-right="0cm" fo:margin-top="0cm" fo:margin-bottom="0cm" loext:contextual-spacing="false" fo:line-height="200%" fo:text-align="justify" style:justify-single-word="false" fo:text-indent="1.27cm" style:auto-text-indent="false" style:page-number="1"/>
      <style:text-properties fo:font-size="10pt" style:font-size-asian="10pt" style:font-size-complex="10pt"/>
    </style:style>
    <style:style style:name="P3" style:family="paragraph" style:parent-style-name="Standard" style:list-style-name="WWNum1">
      <style:paragraph-properties fo:margin-left="1.27cm" fo:margin-right="0cm" fo:margin-top="0cm" fo:margin-bottom="0cm" loext:contextual-spacing="true" fo:line-height="200%" fo:text-indent="-0.635cm" style:auto-text-indent="false"/>
      <style:text-properties fo:font-size="10pt" style:font-size-asian="10pt" style:font-size-complex="10pt"/>
    </style:style>
    <style:style style:name="P4" style:family="paragraph" style:parent-style-name="Standard">
      <style:paragraph-properties fo:margin-top="0cm" fo:margin-bottom="0cm" loext:contextual-spacing="false" fo:line-height="200%"/>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1155cc"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niechaj narodowie wżdy postronni znają, iż Polacy nie gęsi, swych artystów mają! I jednym z tych artystów jest FoxInShadow, którego prace są znane i chwalone również daleko poza granicami, naszego małego, nadwiślańskiego państewka. Miałem przyjemność przeprowadzić z nim wywiad i zapraszam Was, Drodzy Czytelnicy, do dowiedzenia się czegoś więcej na temat LisaWCieniu!</text:p>
      <text:p text:style-name="P1"/>
      <text:list xml:id="list3515278024975668759" text:style-name="WWNum1">
        <text:list-item>
          <text:p text:style-name="P3">Jak długo zajmujesz się rysowaniem?</text:p>
        </text:list-item>
      </text:list>
      <text:p text:style-name="P4">Praktycznie od zawsze, ale za okres poważniejszej codziennej pracy uważam ostatnie 6-7 lat. Wcześniejszych gryzmołów ze szkolnej ławki nie brałbym za poważne próby rysowania.</text:p>
      <text:p text:style-name="P1"/>
      <text:list xml:id="list2735467397078" text:continue-numbering="true" text:style-name="WWNum1">
        <text:list-item>
          <text:p text:style-name="P3">Co sprawiło, że zacząłeś rysować?</text:p>
        </text:list-item>
      </text:list>
      <text:p text:style-name="P4">Trudno byłoby przywołać jakiś jeden specyficzny moment, biorąc pod uwagę co właśnie powiedziałem o szkolnych rysunkach. W mniejszym lub większym stopniu robiłem to odkąd pamiętam, jeszcze jako dziecko, ale myślę, że momentem w którym postanowiłem robić coś poważniejszego w kierunku rysowania było odkrycie deviantArta w 2009 roku. Dopiero wtedy uświadomiłem sobie, że istnieją internetowe platformy dla młodych twórców, gdzie można się dzielić swoimi pracami i szukać inspiracji.</text:p>
      <text:p text:style-name="P1"/>
      <text:list xml:id="list2733897165001" text:continue-numbering="true" text:style-name="WWNum1">
        <text:list-item>
          <text:p text:style-name="P3">Co rysowałeś przed poznaniem kucyków?</text:p>
        </text:list-item>
      </text:list>
      <text:p text:style-name="P4">No cóż, bezpośrednio przed dołączeniem do kucykowego fandomu głównym tematem moich prac były lisy i ogólnie pojęty fandom furry. Stąd wzięła się moja ksywa, która została mi z tych czasów. <text:s/></text:p>
      <text:p text:style-name="P1"/>
      <text:list xml:id="list2734622150314" text:continue-numbering="true" text:style-name="WWNum1">
        <text:list-item>
          <text:p text:style-name="P3">Jak się czujesz posiadając „światową” renomę?</text:p>
        </text:list-item>
      </text:list>
      <text:p text:style-name="P4">Sądzę, że nazywanie tego „światową” renomą to spora przesada. Moja renoma może być światowa co najwyżej pod względem geograficznym, ale zapewniam, że nie wiąże się z tym nic szczególnego. Era Internetu łączy ze sobą ludzi o podobnych zainteresowaniach z najodleglejszych zakątków globu, ale jeśli rozmawialibyśmy tylko o kucykach, to większość z tych ludzi nie różniłaby się od siebie diametralnie. Staram się po prostu powiedzieć, że mimo dużego zasięgu, jaki można obecnie osiągnąć, to nadal czuję się twórcą niszowym, który dociera do wąskiego grona specyficznych odbiorców. Internet zmniejszył świat, ale nie czuję się inaczej niż gdybym tworzył tylko dla Polaków, czy na przykład tylko dla lokalnej społeczności. Jest po prostu łatwiej dotrzeć do ludzi.</text:p>
      <text:p text:style-name="P1"><text:soft-page-break/></text:p>
      <text:list xml:id="list2735720868705" text:continue-numbering="true" text:style-name="WWNum1">
        <text:list-item>
          <text:p text:style-name="P3">Jaka była twoja pierwsza praca związana z mlp?</text:p>
        </text:list-item>
      </text:list>
      <text:p text:style-name="P1"><text:span text:style-name="T1">Tutaj mogę wskazać na konkretną pracę, która miała jednocześnie być moją ostatnią (sic!) kucykową pracą. Odwiedzał mnie wtedy znajomy, z którym w tamtych czasach uważaliśmy kucyki za szybko przemijającą „modę” wewnątrz ogólnie pojętego fandomu furry. Oczywiście myliliśmy się wtedy kompletnie a sam znajomy także stał się zatwardziałym broniaczem (może kojarzycie Syriusza…), ale wtedy w 2011 roku postanowiłem tylko ironicznie sparodiować nasze stare OCki. <text:s/>Pomimo komicznie tragicznego wykonania muszę to uznać za pierwszą pracę związaną z kucami. Reszta jest historią: </text:span><text:a xlink:type="simple" xlink:href="http://foxinshadow.deviantart.com/art/Fuck-yea-bronies-253231183" text:style-name="Internet_20_link" text:visited-style-name="Visited_20_Internet_20_Link"><text:span text:style-name="T2">http://foxinshadow.deviantart.com/art/Fuck-yea-bronies-253231183</text:span></text:a></text:p>
      <text:p text:style-name="P1"/>
      <text:list xml:id="list2735109722838" text:continue-numbering="true" text:style-name="WWNum1">
        <text:list-item>
          <text:p text:style-name="P3">Co skłoniło cię do tworzenia prac uważanych przez niektórych za kontrowersyjne?</text:p>
        </text:list-item>
      </text:list>
      <text:p text:style-name="P4">Odpowiedź na to pytanie jest dla mnie tak trudna do sformułowania, jak sama próba zdefiniowania co dokładnie można uważać za kontrowersję. Oczywiście domyślam się o jaką… tematykę wam chodzi, ale ile jest ludzi tyle opinii, więc granica się zaciera. Ktoś może uznać moje wczesnofandomowe lekkie gore i grimdark za przesadę, ktoś totalnie spoza fandomu może uznać sam fakt rysowania tęczowych koni za obrzydliwy, więc sama próba… obrony czy racjonowania jakichś konkretnych nurtów w fandomowej twórczości jak dla mnie mija się z celem. Dlatego dla mnie jako autora, żadna z moich własnych prac nie powinna być i nie jest kontrowersyjna. Wiem że to mocne słowa, ale z mojej perspektywy kontrowersyjne dla mnie samego byłyby tylko te tematy przed którymi sam wzbraniałbym się i zmuszał do narysowania. Dlatego nic nie „skłoniło” mnie do przedstawiania tematów które przedstawiam, taka forma pytania brzmi jakbym był do tego przymuszany. Najważniejszym czynnikiem w mojej pracy jest to żeby mi samemu komfortowo pracowało się nad wszystkim, co rysuję. Silenie się na kontrowersję zabija kreatywność.</text:p>
      <text:p text:style-name="P1"/>
      <text:list xml:id="list2734938149430" text:continue-numbering="true" text:style-name="WWNum1">
        <text:list-item>
          <text:p text:style-name="P3">Czy spotykasz lub spotykałeś się czasem z nieuprzejmościami z tego powodu?</text:p>
        </text:list-item>
      </text:list>
      <text:p text:style-name="P4">Wbrew pozorom nie zdarza się to aż tak często jak można by się było tego spodziewać. Więcej nieprzyjemności nawet z samego faktu rysowania jakichkolwiek kucyków dotykało mnie we wczesnych latach fandomu, kiedy MLP walczyło jeszcze o swoje miejsce na mapie Internetu. Teraz, kiedy pozycja została ugruntowana, praktycznie nigdy nie spotykam się z żadnym „hejtem”. Z jednej strony ludzie się przyzwyczaili, a z drugiej strony (nawiązując do poprzedniego pytania) myślę, że po <text:soft-page-break/>prostu docieram do odbiorców, którzy nie uważają tego co robię za kontrowersyjne. Kiedy od czasu do czasu zdarza się jakiś uszczypliwy komentarz, po prostu go ignoruję, bo takie rzeczy spływają po mnie jak po kaczce i czuję, że traciłbym czas produkując się na niepotrzebną wojnę w komentarzach. </text:p>
      <text:p text:style-name="P1"/>
      <text:list xml:id="list2733827842524" text:continue-numbering="true" text:style-name="WWNum1">
        <text:list-item>
          <text:p text:style-name="P3">Jaki masz kontakt ze swoimi widzami/fanami?</text:p>
        </text:list-item>
      </text:list>
      <text:p text:style-name="P4">Lubię sądzić że dobry. Mam bliższą grupę kilkudziesięciu mocno aktywnych fanów, którzy regularnie odwiedzają mojego streama i z tymi osobami, które inicjują kontakt, zazwyczaj podejmuję rozmowę na czacie. Oprócz tego czytam absolutnie wszystkie komentarze i aski które otrzymuję, bo opinie widowni są dla mnie ważne i kształtują to, co robię, często pomagają też w podejmowaniu decyzji.</text:p>
      <text:p text:style-name="P1"/>
      <text:list xml:id="list2734960057504" text:continue-numbering="true" text:style-name="WWNum1">
        <text:list-item>
          <text:p text:style-name="P3">Czy nadal oglądasz serial?</text:p>
        </text:list-item>
      </text:list>
      <text:p text:style-name="P4">Jak najbardziej. Może nie zawsze na bieżąco bo zazwyczaj oglądam naraz po trzy-cztery najnowsze odcinki, ale chyba nie opuściłem żadnego.</text:p>
      <text:p text:style-name="P1"/>
      <text:list xml:id="list2734257407518" text:continue-numbering="true" text:style-name="WWNum1">
        <text:list-item>
          <text:p text:style-name="P3">Kto jest twoją ulubioną postacią?</text:p>
        </text:list-item>
      </text:list>
      <text:p text:style-name="P4">Od zawsze i na zawsze Twilight.</text:p>
      <text:p text:style-name="P1"/>
      <text:list xml:id="list2734337081074" text:continue-numbering="true" text:style-name="WWNum1">
        <text:list-item>
          <text:p text:style-name="P3">Jak to się stało, że zainteresowałeś się MLP?</text:p>
        </text:list-item>
      </text:list>
      <text:p text:style-name="P4">To łączy się z tematami, które już poruszałem i bezpośrednio nawiązuje do tego nieszczęsnego pierwszego kucykowego rysunku… Z wieloma ludźmi bywało tak, że zaczynali oglądać MLP „dla jaj”, a później okazywało się, że wracają po więcej. Ja także należę do tej grupy, bardzo szybko wciągnął mnie też sam fandom, bo jak dla mnie cała społeczność wokół MLP dodawała wiele do samej animacji. Już wtedy siedziałem od jakiegoś czasu w społeczności deviantArta i kiedy zauważyłem, że moi znajomi jeden po drugim zainteresowali się kucykami, to moja ciekawość tylko wzrosła. Dalej rzeczy potoczyły się same.</text:p>
      <text:p text:style-name="P1"/>
      <text:list xml:id="list2733815614566" text:continue-numbering="true" text:style-name="WWNum1">
        <text:list-item>
          <text:p text:style-name="P3">Czy możesz powiedzieć coś o sobie? Jaki jesteś?</text:p>
        </text:list-item>
      </text:list>
      <text:p text:style-name="P4">Jestem tak zżyty z moją pracą, że w tym całym wywiadzie powiedziałem już bardzo wiele z tego, co mogłem opowiedzieć o sobie. Ale jeśli już miałbym szukać jednego słowa na to JAKI jestem, to byłby to „introwertyk”. Moje zainteresowania poza sztuką nie są szczególnie oryginalne, z ciekawszych <text:soft-page-break/>rzeczy mogę nadmienić, że ostatnio zacząłem ostro poszerzać swoje gusta muzyczne i „konsumować” coraz to bardziej inną i nieznaną mi muzykę, bo słuchanie muzyki stało się dla mnie nieodłączną częścią rysowania na komputerze. </text:p>
      <text:p text:style-name="P1"/>
      <text:list xml:id="list2733732875689" text:continue-numbering="true" text:style-name="WWNum1">
        <text:list-item>
          <text:p text:style-name="P3">Czy interesujesz się jakąś twórczością fanowską oprócz rysunków?</text:p>
        </text:list-item>
      </text:list>
      <text:p text:style-name="P4">Nieszczególnie. Miałem styczność z paroma fandomowymi muzykami dla których wykonywałem ilustracje do utworów, ale na tym kończy się moja znajomość „kucykowej” muzyki. Podobnie z fanfikami, przeczytałem może dwa-trzy przez te wszystkie lata.</text:p>
      <text:p text:style-name="P1"/>
      <text:list xml:id="list2735204690569" text:continue-numbering="true" text:style-name="WWNum1">
        <text:list-item>
          <text:p text:style-name="P3">Kto jest twoim ulubionym rysownikiem i dlaczego?</text:p>
        </text:list-item>
      </text:list>
      <text:p text:style-name="P1"><text:span text:style-name="T1">OBECNIE nie mam jednego ulubionego rysownika, ponieważ wszyscy artyści, których regularnie obserwuję, są moimi ulubionymi. Jest mi trudno ubrać w słowa, co dokładnie mam na myśli; w moim przekonaniu skupienie się na pojedynczym twórcy byłoby dosyć… jednowymiarowe, ponieważ od każdego artysty, którego poznałem, nauczyłem się czegoś innego. Patrząc wstecz, potrafiłem w przeszłości zapatrywać się zbytnio tylko na jednego „idola” i musicie uwierzyć mi na słowo kiedy mówię, że naprawdę nie odbija się to dobrze na twórczości. Obecnie staram się bardziej zdywersyfikować moje źródła inspiracji, łącząc i te starsze, i te nowsze. I tak na przykład, u Stana Sakaiego podziwiam prostotę i płynność kreski, Jefa Bertelsa lubię za operowanie kolorami, a Paula Kidby’ego za ekspresyjne postaci. Polecam też przyjrzeć się bliżej moim ulubionym kolekcjom na deviantarcie, zebrałem tam mnóstwo godnych polecenia twórców: </text:span><text:a xlink:type="simple" xlink:href="http://foxinshadow.deviantart.com/favourites/61618942/Concept-and-speed-art" text:style-name="Internet_20_link" text:visited-style-name="Visited_20_Internet_20_Link"><text:span text:style-name="T2">http://foxinshadow.deviantart.com/favourites/61618942/Concept-and-speed-art</text:span></text:a></text:p>
      <text:p text:style-name="P1"><text:span text:style-name="T1">Mówiąc z kolei o samym fandomie, obecnie moim ulubionym twórcą jest relatywnie mało znany artysta z Tajwanu </text:span><text:a xlink:type="simple" xlink:href="http://girlsay.deviantart.com/" text:style-name="Internet_20_link" text:visited-style-name="Visited_20_Internet_20_Link"><text:span text:style-name="T2">http://girlsay.deviantart.com/</text:span></text:a><text:span text:style-name="T1">, którego lubię głównie za fenomenalne operowanie kolorem i światłem.</text:span></text:p>
      <text:p text:style-name="P1"/>
      <text:list xml:id="list2733934348262" text:continue-numbering="true" text:style-name="WWNum1">
        <text:list-item>
          <text:p text:style-name="P3">Co myślisz o „Fox Face On Things”?</text:p>
        </text:list-item>
      </text:list>
      <text:p text:style-name="P4">Na wstępie chciałbym zaznaczyć że pierwszy raz od bardzo dawna przypomnieliście mi że takie… coś kiedyś zostało popełnione. Nie pozostaje mi nic innego niż po prostu przyznać, że to kawał starego dobrego mema. Nie powiedziałbym że kiedykolwiek się z jego powodu obraziłem czy cokolwiek w tym stylu, bo znam osobiście chyba wszystkie osoby odpowiedzialne za <text:soft-page-break/>rozpropagowanie Fox Face, które rozrosło się i stało „Fox Face On Things”. To wyszło z niegdysiejszego wrocławskiego fandomu i było tylko jedną z wielu podobnych „przeróbek”, które wtedy krążyły. Ja sam wyszedłem na oryginalnym zdjęciu okropnie, nie było i nie będzie chyba już nigdy brzydszego zdjęcia niż Fox Face.</text:p>
      <text:p text:style-name="P1"/>
      <text:list xml:id="list2735103196867" text:continue-numbering="true" text:style-name="WWNum1">
        <text:list-item>
          <text:p text:style-name="P3">Jakich programów używasz do obróbki swoich prac?</text:p>
        </text:list-item>
      </text:list>
      <text:p text:style-name="P4">Adobe Photoshop CC, całe życie pracowałem wyłącznie na różnych wersjach Photoshopa.</text:p>
      <text:p text:style-name="P1"/>
      <text:list xml:id="list2734891233418" text:continue-numbering="true" text:style-name="WWNum1">
        <text:list-item>
          <text:p text:style-name="P3">Czy masz jakieś złote myśli dla początkujących (bądź też i nie) rysowników?</text:p>
        </text:list-item>
      </text:list>
      <text:p text:style-name="P4">Za każdym razem kiedy ktoś pyta mnie o klucz do sukcesu, to powtarzam, że przede wszystkim nie wolno przejmować się tym, „co ludzie powiedzą”, i po prostu robić swoje. Jeśli jest się szczerym z samym sobą odnośnie tego, co właściwie chce się stworzyć i co chce się osiągnąć w swojej twórczości, to jest to pierwszy krok do sukcesu. Potem pozostaje tylko regularnie pracować nad sobą, nie ustawać w poszerzaniu swoich własnych horyzontów i nie bać się eksperymentować. Kiedy praca jest przyjemnością, to o wiele trudniej jest się tą pracą znudzić.</text:p>
      <text:p text:style-name="P1"/>
      <text:list xml:id="list2734488266153" text:continue-numbering="true" text:style-name="WWNum1">
        <text:list-item>
          <text:p text:style-name="P3">Jakie są Twoje odczucia wobec zmieniającego się fandomu? Jest lepiej czy coraz gorzej?</text:p>
        </text:list-item>
      </text:list>
      <text:p text:style-name="P4">Muszę przyznać, że istnieją dla mnie niejako dwa fandomy; ten międzynarodowy i ten lokalny. Nie jestem chyba najodpowiedniejszą osobą, żeby wypowiadać się na temat naszej krajowej społeczności, bo nie przesadzam, kiedy mówię, że ten wywiad to dla mnie pierwsza styczność z Polskimi Bronies od bardzo dawna; mój kontakt z polskim fandomem urwał się w drugiej połowie 2012 roku i od tamtej pory widuję się jedynie z kilkoma dawnymi znajomymi, z których część odpuściła sobie MLP już całkowicie. Dochodziły mnie słuchy o nowych twarzach i oczywiście o nowych dramach, ale naprawdę nie orientuję się w detalach, więc nie mogę wyrobić sobie żadnej opinii.</text:p>
      <text:p text:style-name="P4">O wiele więcej mogę powiedzieć o społeczności międzynarodowej, a szczególnie o światku artystycznym. I muszę przyznać, że pomimo wszystkich fatalistycznych głosów, które powtarzały i nadal powtarzają, że „fandom się kończy”, to osobiście nie widzę powodów do paniki. Jest mnóstwo osób które odeszły, ale i mnóstwo nowych bronies. Nie powiedziałbym więc, że jest „coraz gorzej”, jest po prostu.... spokojniej. Ta społeczność dojrzała i przeszła przez mnóstwo zmian, ale nie zanosi się na to, żeby prędko umarła śmiercią naturalną. Więc choć BronyCon zanotował w tym roku <text:soft-page-break/>pierwszy w historii spadek uczestników, to nie oznacza to dla mnie „początku końca”, jak niektórzy lubią sądzić. O tym, że „fandom się kończy” mówiono i wtedy, kiedy odeszła Lauren Faust, i wtedy, kiedy ogłoszono Equestria Girls. A mimo to nadal tu jesteśmy i rozmawiamy. Kucyki stały się integralną częścią szerzej pojętej społeczności internetowej, więc tak długo jak pozostanie (nawet mniejsza) grupa zainteresowanych, tak długo fandom powinien pozostać płodny i atrakcyjny dla nowych osób.</text:p>
      <text:p text:style-name="P4">Mam podobne zdanie co do samych artystów, o których mogę wypowiadać się chyba najdokładniej. Dla wielu twórców kucyki stały się ”jednym z tematów”, które poruszają w swoich pracach, więc chociaż wielu artystów (tak jak i ja) rozwija się także w innych kierunkach, to zawsze wraca się do MLP.</text:p>
      <text:p text:style-name="P1"/>
      <text:list xml:id="list2733922091154" text:continue-numbering="true" text:style-name="WWNum1">
        <text:list-item>
          <text:p text:style-name="P3">Czy masz jakieś szczególne wspomnienia związane z fandomem?</text:p>
        </text:list-item>
      </text:list>
      <text:p text:style-name="P4">Bardzo wiele, z których sporo jest… niecenzuralnych. Nie bez powodu niegdysiejszy Wrocławski fandom zasłużył sobie na swoją niechlubną renomę. Pamiętam do dzisiaj pierwsze spotkania i formowanie się społeczności wokół serialu, niezliczone większe i mniejsze meety oraz… furanie tabaki w KFC.</text:p>
      <text:p text:style-name="P4">Gdybym postarał się przywołać i opisać wszystko, co przydarzyło mi się w latach 2011/12, to sądzę, że byłbym w stanie zredagować tekst wielokrotnie dłuższy od tego całego wywiadu. Przyznam, że wiąże się z tym też sporo… kontrowersji, które narosły wokół mojej osoby, ale to temat na osobną historię.</text:p>
      <text:p text:style-name="P4">Bardzo emocjonującym wydarzeniem jest też dla mnie za każdym razem spotkanie z przypadkowym fanem; miałem niejednokrotnie sytuację kiedy ktoś zaczepił mnie na ulicy lub w tramwaju, żeby pogadać i wymienić uścisk dłoni. Te rzadkie okazje, kiedy ktoś prosi mnie o autograf na konwentach, są dla mnie największą nagrodą jaka może być.</text:p>
      <text:p text:style-name="P1"/>
      <text:p text:style-name="P4">Na zakończenie chciałem podziękować redakcji Equestria Times za ten wywiad, który przywołał wiele wspomnień związanych z polskim fandomem. Pomimo tego, że przestałem się udzielać lokalnie, to miło jest wiedzieć, że ludzie nadal pamiętają o mnie, jako o części tej społeczności, na dobre i na złe. Chciałem też skorzystać z tej okazji, żeby pozdrowić i podziękować wszystkim, którzy mieli okazję poznać mnie osobiście, niezależnie od tego, jakie wrażenie na Was wywarłem. Brohoof /)</text:p>
      <text:p text:style-name="P1"><text:soft-page-break/></text:p>
      <text:p text:style-name="P1"><text:a xlink:type="simple" xlink:href="http://foxinshadow.deviantart.com/art/Fuck-yea-bronies-253231183" text:style-name="Internet_20_link" text:visited-style-name="Visited_20_Internet_20_Link"><text:span text:style-name="T2">http://foxinshadow.deviantart.com/art/Fuck-yea-bronies-253231183</text:span></text:a></text:p>
      <text:p text:style-name="P1"/>
      <text:p text:style-name="P1"><text:a xlink:type="simple" xlink:href="http://foxinshadow.deviantart.com/favourites/61618942/Concept-and-speed-art" text:style-name="Internet_20_link" text:visited-style-name="Visited_20_Internet_20_Link"><text:span text:style-name="T2">http://foxinshadow.deviantart.com/favourites/61618942/Concept-and-speed-art</text:span></text:a></text:p>
      <text:p text:style-name="P1"/>
      <text:p text:style-name="P1"><text:span text:style-name="T1"><text:s/></text:span><text:a xlink:type="simple" xlink:href="http://girlsay.deviantart.com/" text:style-name="Internet_20_link" text:visited-style-name="Visited_20_Internet_20_Link"><text:span text:style-name="T2">http://girlsay.deviantart.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9T00:27:33.429000000</dc:date>
    <meta:editing-duration>PT2H33M46S</meta:editing-duration>
    <meta:editing-cycles>1</meta:editing-cycles>
    <meta:document-statistic meta:table-count="0" meta:image-count="0" meta:object-count="0" meta:page-count="7" meta:paragraph-count="48" meta:word-count="1987" meta:character-count="13458" meta:non-whitespace-character-count="11532"/>
  </office:meta>
</office:document-meta>
</file>